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2.1425in"/>
    </style:style>
    <style:style style:name="co3" style:family="table-column">
      <style:table-column-properties fo:break-before="auto" style:column-width="0.9772in"/>
    </style:style>
    <style:style style:name="co4" style:family="table-column">
      <style:table-column-properties fo:break-before="auto" style:column-width="3.8547in"/>
    </style:style>
    <style:style style:name="co5" style:family="table-column">
      <style:table-column-properties fo:break-before="auto" style:column-width="0.2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1.5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none" fo:background-color="#800080" fo:border-left="2.24pt solid #ffff00" fo:border-right="none" fo:border-top="2.24pt solid #ffff00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fo:background-color="#800080" fo:wrap-option="wrap" fo:border-left="2.24pt solid #ffff00" fo:border-right="none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ackground-color="#800080" fo:border-left="2.24pt solid #ffff00" fo:border-right="none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2.24pt solid #ffff00" fo:background-color="#800080" fo:border-left="2.24pt solid #ffff00" fo:border-right="none" fo:border-top="none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ackground-color="#800080" fo:border-left="none" fo:border-right="2.24pt solid #ffff00" fo:border-top="2.24pt solid #ffff00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none" fo:background-color="#800080" fo:wrap-option="wrap" fo:border-left="none" fo:border-right="2.24pt solid #ffff00" fo:border-top="none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none" fo:background-color="#800080" style:text-align-source="fix" style:repeat-content="false" fo:border-left="none" fo:border-right="2.24pt solid #ffff00" fo:border-top="none"/>
      <style:paragraph-properties fo:text-align="start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2.24pt solid #ffff00" fo:background-color="#800080" style:text-align-source="fix" style:repeat-content="false" fo:border-left="none" fo:border-right="2.24pt solid #ffff00" fo:border-top="none"/>
      <style:paragraph-properties fo:text-align="start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7" table:default-cell-style-name="ce1"/>
        <table:table-row table:style-name="ro1">
          <table:table-cell/>
          <table:table-cell office:value-type="string" calcext:value-type="string">
            <text:p>Call #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6" office:value-type="string" calcext:value-type="string">
            <text:p>h(node, count, max)</text:p>
          </table:table-cell>
          <table:table-cell table:style-name="ce2"/>
          <table:table-cell table:style-name="ce6" office:value-type="string" calcext:value-type="string">
            <text:p>h(node, count, max)</text:p>
          </table:table-cell>
          <table:table-cell table:style-name="ce2"/>
          <table:table-cell table:style-name="ce6" office:value-type="string" calcext:value-type="string">
            <text:p>h(node, count, max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RAMS</text:p>
          </table:table-cell>
          <table:table-cell table:style-name="ce7"/>
          <table:table-cell table:style-name="ce3" office:value-type="string" calcext:value-type="string">
            <text:p>PARAMS</text:p>
          </table:table-cell>
          <table:table-cell table:style-name="ce7"/>
          <table:table-cell table:style-name="ce3" office:value-type="string" calcext:value-type="string">
            <text:p>PARAMS</text:p>
          </table:table-cell>
          <table:table-cell table:style-name="ce7"/>
          <table:table-cell table:style-name="ce10" table:number-columns-repeated="1018"/>
        </table:table-row>
        <table:table-row table:style-name="ro1"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this.root (3)</text:p>
          </table:table-cell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this.root (3)</text:p>
          </table:table-cell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this.root (3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unt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count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cou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9" office:value-type="float" office:value="1" calcext:value-type="float">
            <text:p>1</text:p>
          </table:table-cell>
          <table:table-cell table:style-name="ce5" office:value-type="string" calcext:value-type="string">
            <text:p>max</text:p>
          </table:table-cell>
          <table:table-cell table:style-name="ce9" office:value-type="float" office:value="1" calcext:value-type="float">
            <text:p>1</text:p>
          </table:table-cell>
          <table:table-cell table:style-name="ce5" office:value-type="string" calcext:value-type="string">
            <text:p>max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6" office:value-type="string" calcext:value-type="string">
            <text:p>h_LEFT(node, count, max)</text:p>
          </table:table-cell>
          <table:table-cell table:style-name="ce2"/>
          <table:table-cell table:style-name="ce6" office:value-type="string" calcext:value-type="string">
            <text:p>h_LEFT(node, count, max)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PARAMS</text:p>
          </table:table-cell>
          <table:table-cell table:style-name="ce7"/>
          <table:table-cell table:style-name="ce3" office:value-type="string" calcext:value-type="string">
            <text:p>PARAMS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3.left (1)</text:p>
          </table:table-cell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3.left (1)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count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cou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max</text:p>
          </table:table-cell>
          <table:table-cell table:style-name="ce9" office:value-type="float" office:value="2" calcext:value-type="float">
            <text:p>2</text:p>
          </table:table-cell>
          <table:table-cell table:style-name="ce5" office:value-type="string" calcext:value-type="string">
            <text:p>max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USE, WAIT FOR h_LEFT to return</text:p>
          </table:table-cell>
          <table:table-cell/>
          <table:table-cell table:style-name="ce2"/>
          <table:table-cell table:style-name="ce6" office:value-type="string" calcext:value-type="string">
            <text:p>h_LEFT(node, count, max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PARAMS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1.right(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URNS</text:p>
          </table:table-cell>
          <table:table-cell office:value-type="string" calcext:value-type="string">
            <text:p>Count = count – 1</text:p>
          </table:table-cell>
          <table:table-cell table:number-columns-repeated="2"/>
          <table:table-cell table:style-name="ce4" office:value-type="string" calcext:value-type="string">
            <text:p>count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 office:value-type="string" calcext:value-type="string">
            <text:p>max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AUSE, WAIT FOR h_LEFT to return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8:06.022679522</meta:creation-date>
    <dc:date>2024-12-08T18:20:43.660644765</dc:date>
    <meta:editing-duration>PT12M37S</meta:editing-duration>
    <meta:editing-cycles>3</meta:editing-cycles>
    <meta:generator>LibreOffice/7.3.7.2$Linux_X86_64 LibreOffice_project/30$Build-2</meta:generator>
    <meta:document-statistic meta:table-count="1" meta:cell-count="59" meta:object-count="0"/>
  </office:meta>
</office:document-meta>
</file>